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hilanka" svg:font-family="Chilanka" style:font-pitch="variable"/>
    <style:font-face style:name="Dyuthi" svg:font-family="Dyuth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yuthi" fo:font-size="26pt" officeooo:rsid="00084c91" style:font-size-asian="26pt" style:font-size-complex="26pt"/>
    </style:style>
    <style:style style:name="P2" style:family="paragraph" style:parent-style-name="Standard">
      <style:paragraph-properties fo:text-align="start" style:justify-single-word="false"/>
      <style:text-properties style:font-name="Abyssinica SIL" fo:font-size="20pt" style:text-underline-style="solid" style:text-underline-width="auto" style:text-underline-color="font-color" officeooo:rsid="00084c91" officeooo:paragraph-rsid="00084c91" style:font-size-asian="20pt" style:font-size-complex="20pt"/>
    </style:style>
    <style:style style:name="P3" style:family="paragraph" style:parent-style-name="Standard">
      <style:paragraph-properties fo:text-align="start" style:justify-single-word="false"/>
      <style:text-properties style:font-name="Abyssinica SIL" fo:font-size="20pt" style:text-underline-style="solid" style:text-underline-width="auto" style:text-underline-color="font-color" officeooo:rsid="000ad8c0" officeooo:paragraph-rsid="000ad8c0" style:font-size-asian="20pt" style:font-size-complex="20pt"/>
    </style:style>
    <style:style style:name="P4" style:family="paragraph" style:parent-style-name="Standard">
      <style:paragraph-properties fo:text-align="start" style:justify-single-word="false"/>
      <style:text-properties style:font-name="FreeSans" fo:font-size="18pt" style:text-underline-style="none" officeooo:rsid="00084c91" officeooo:paragraph-rsid="00084c91" style:font-size-asian="15.75pt" style:font-size-complex="18pt"/>
    </style:style>
    <style:style style:name="P5" style:family="paragraph" style:parent-style-name="Standard">
      <style:paragraph-properties fo:text-align="center" style:justify-single-word="false"/>
      <style:text-properties style:font-name="Chilanka" fo:font-size="26pt" fo:font-weight="bold" officeooo:rsid="00084c91" style:font-size-asian="26pt" style:font-weight-asian="bold" style:font-size-complex="26pt" style:font-weight-complex="bold"/>
    </style:style>
    <style:style style:name="P6" style:family="paragraph" style:parent-style-name="Text_20_body">
      <style:text-properties officeooo:rsid="00092750" officeooo:paragraph-rsid="00092750"/>
    </style:style>
    <style:style style:name="P7" style:family="paragraph" style:parent-style-name="Standard">
      <style:paragraph-properties fo:text-align="start" style:justify-single-word="false"/>
      <style:text-properties style:font-name="FreeSans" fo:font-size="18pt" style:text-underline-style="none" officeooo:rsid="00092750" officeooo:paragraph-rsid="00092750" style:font-size-asian="15.75pt" style:font-size-complex="18pt"/>
    </style:style>
    <style:style style:name="P8" style:family="paragraph" style:parent-style-name="Standard" style:list-style-name="L4">
      <style:paragraph-properties fo:text-align="start" style:justify-single-word="false"/>
      <style:text-properties style:font-name="FreeSans" fo:font-size="18pt" style:text-underline-style="none" officeooo:rsid="000ad8c0" officeooo:paragraph-rsid="000ad8c0" style:font-size-asian="15.75pt" style:font-size-complex="18pt"/>
    </style:style>
    <style:style style:name="P9" style:family="paragraph" style:parent-style-name="Standard">
      <style:paragraph-properties fo:text-align="start" style:justify-single-word="false"/>
      <style:text-properties style:font-name="FreeSans" fo:font-size="18pt" style:text-underline-style="none" officeooo:rsid="000ad8c0" officeooo:paragraph-rsid="000ad8c0" style:font-size-asian="15.75pt" style:font-size-complex="18pt"/>
    </style:style>
    <style:style style:name="P10" style:family="paragraph" style:parent-style-name="Standard" style:list-style-name="L3">
      <style:paragraph-properties fo:text-align="justify" style:justify-single-word="false"/>
      <style:text-properties style:font-name="FreeSans" fo:font-size="18pt" style:text-underline-style="none" officeooo:rsid="000ad8c0" officeooo:paragraph-rsid="000ad8c0" style:font-size-asian="15.75pt" style:font-size-complex="18pt"/>
    </style:style>
    <style:style style:name="P11" style:family="paragraph" style:parent-style-name="Standard" style:list-style-name="L3">
      <style:paragraph-properties fo:text-align="justify" style:justify-single-word="false"/>
      <style:text-properties style:font-name="FreeSans" fo:font-size="18pt" style:text-underline-style="none" officeooo:rsid="000c755a" officeooo:paragraph-rsid="000c755a" style:font-size-asian="15.75pt" style:font-size-complex="18pt"/>
    </style:style>
    <style:style style:name="P12" style:family="paragraph" style:parent-style-name="Standard">
      <style:paragraph-properties fo:text-align="justify" style:justify-single-word="false"/>
      <style:text-properties style:font-name="FreeSans" fo:font-size="18pt" style:text-underline-style="none" officeooo:rsid="00084c91" officeooo:paragraph-rsid="00084c91" style:font-size-asian="15.75pt" style:font-size-complex="18pt"/>
    </style:style>
    <style:style style:name="P13" style:family="paragraph" style:parent-style-name="Standard" style:list-style-name="L2">
      <style:paragraph-properties fo:text-align="justify" style:justify-single-word="false"/>
      <style:text-properties style:font-name="Abyssinica SIL" fo:font-size="20pt" style:text-underline-style="solid" style:text-underline-width="auto" style:text-underline-color="font-color" officeooo:rsid="000ad8c0" officeooo:paragraph-rsid="000ad8c0" style:font-size-asian="20pt" style:font-size-complex="20pt"/>
    </style:style>
    <style:style style:name="P14" style:family="paragraph" style:parent-style-name="Standard" style:list-style-name="L3">
      <style:paragraph-properties fo:text-align="justify" style:justify-single-word="false"/>
      <style:text-properties style:font-name="Abyssinica SIL" fo:font-size="20pt" style:text-underline-style="solid" style:text-underline-width="auto" style:text-underline-color="font-color" officeooo:rsid="000ad8c0" officeooo:paragraph-rsid="000ad8c0" style:font-size-asian="20pt" style:font-size-complex="20pt"/>
    </style:style>
    <style:style style:name="P15" style:family="paragraph" style:parent-style-name="Standard">
      <style:paragraph-properties fo:text-align="justify" style:justify-single-word="false"/>
      <style:text-properties officeooo:paragraph-rsid="00092750"/>
    </style:style>
    <style:style style:name="P16" style:family="paragraph" style:parent-style-name="Text_20_body" style:list-style-name="L1">
      <style:paragraph-properties fo:text-align="justify" style:justify-single-word="false"/>
      <style:text-properties style:font-name="FreeSans" fo:font-size="18pt" style:text-underline-style="none" officeooo:rsid="00084c91" officeooo:paragraph-rsid="00092750" style:font-size-asian="15.75pt" style:font-size-complex="18pt"/>
    </style:style>
    <style:style style:name="T1" style:family="text">
      <style:text-properties officeooo:rsid="00092750"/>
    </style:style>
    <style:style style:name="T2" style:family="text">
      <style:text-properties style:font-name="FreeSans" fo:font-size="18pt" style:text-underline-style="none" style:font-size-asian="15.75pt" style:font-size-complex="18pt"/>
    </style:style>
    <style:style style:name="T3" style:family="text">
      <style:text-properties style:font-name="FreeSans" fo:font-size="18pt" style:text-underline-style="none" officeooo:rsid="00084c91" style:font-size-asian="15.75pt" style:font-size-complex="18pt"/>
    </style:style>
    <style:style style:name="T4" style:family="text">
      <style:text-properties style:font-name="FreeSans" fo:font-size="18pt" style:text-underline-style="none" officeooo:rsid="00092750" style:font-size-asian="15.75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dequity Trading Bot</text:p>
      <text:p text:style-name="P1"/>
      <text:p text:style-name="P2">Objective/Aim</text:p>
      <text:p text:style-name="P4"/>
      <text:p text:style-name="P12">This project aims at developing a trading bot web application which could predict the share price of equity stocks in National Stock Exchange(NSE). The registered user will get notified to buy,sell or hold a particular share via email. </text:p>
      <text:p text:style-name="P4"/>
      <text:p text:style-name="P2">Introduction</text:p>
      <text:p text:style-name="P2"/>
      <text:p text:style-name="P15"><text:span text:style-name="T3">The </text:span><text:span text:style-name="T4">Tradequity Trading Bot collects live share price of all the equity stocks in NSE through the Alpha Vantage API which provides live share prices for free of cost. The bot predicts the share price in the future by using the Advantage Actor-Critic method (A2C). A2C is a Reinforcement Learning algorithm to predict the future based on two methods namely Value Based Method and Policy Based Method. Since we are using two Reinforcement Learning methods in A2C this is a hybrid method. The jobs of the two methods are as follows:</text:span></text:p>
      <text:p text:style-name="P7"/>
      <text:list xml:id="list4016747703" text:style-name="L1">
        <text:list-item>
          <text:p text:style-name="P16">an Actor that controls how our agent behaves (policy-based)</text:p>
        </text:list-item>
        <text:list-item>
          <text:p text:style-name="P16">a Critic that measures how good the action taken is (value-based<text:span text:style-name="T1">)</text:span></text:p>
        </text:list-item>
      </text:list>
      <text:p text:style-name="P6"/>
      <text:p text:style-name="P3">Frontend</text:p>
      <text:p text:style-name="P3"/>
      <text:list xml:id="list280500889" text:style-name="L2">
        <text:list-item>
          <text:p text:style-name="P13"><text:span text:style-name="T4">R</text:span><text:span text:style-name="T2">eact JS – Using Bootstrap for styling and JSX to render XML tags.</text:span></text:p>
        </text:list-item>
      </text:list>
      <text:p text:style-name="P3"><text:soft-page-break/>Backend</text:p>
      <text:p text:style-name="P3"/>
      <text:list xml:id="list1184884261" text:style-name="L3">
        <text:list-item>
          <text:p text:style-name="P14"><text:span text:style-name="T4">N</text:span><text:span text:style-name="T2">ode JS – Using it for backend as it is opensource and platform independent.</text:span></text:p>
        </text:list-item>
        <text:list-item>
          <text:p text:style-name="P10">MySQL – Database to store user details.</text:p>
        </text:list-item>
        <text:list-item>
          <text:p text:style-name="P11">Tensorflow JS – To write the prediction algorithm. </text:p>
        </text:list-item>
      </text:list>
      <text:p text:style-name="P3"/>
      <text:p text:style-name="P3">Team Members</text:p>
      <text:p text:style-name="P3"/>
      <text:list xml:id="list2542860749" text:style-name="L4">
        <text:list-item>
          <text:p text:style-name="P8">Nishith Munda</text:p>
        </text:list-item>
        <text:list-item>
          <text:p text:style-name="P8">Pallav Pratap</text:p>
        </text:list-item>
        <text:list-item>
          <text:p text:style-name="P8">Sudharsan G S</text:p>
        </text:list-item>
      </text:list>
      <text:p text:style-name="P9"/>
      <text:p text:style-name="P9"/>
      <text:p text:style-name="P9"/>
      <text:p text:style-name="P3">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hilanka" svg:font-family="Chilanka" style:font-pitch="variable"/>
    <style:font-face style:name="Dyuthi" svg:font-family="Dyuth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1T21:51:41.821142994</meta:creation-date>
    <meta:generator>LibreOffice/6.2.5.2$Linux_X86_64 LibreOffice_project/20$Build-2</meta:generator>
    <dc:date>2019-07-21T22:47:00.980741948</dc:date>
    <meta:editing-duration>PT11M4S</meta:editing-duration>
    <meta:editing-cycles>2</meta:editing-cycles>
    <meta:document-statistic meta:table-count="0" meta:image-count="0" meta:object-count="0" meta:page-count="2" meta:paragraph-count="18" meta:word-count="213" meta:character-count="1248" meta:non-whitespace-character-count="1056"/>
  </office:meta>
</office:document-meta>
</file>